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11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7" office:value-type="string" calcext:value-type="string">
            <text:p>Execution</text:p>
          </table:table-cell>
          <table:table-cell table:style-name="ce7" office:value-type="string" calcext:value-type="string">
            <text:p>Persistence</text:p>
          </table:table-cell>
          <table:table-cell table:style-name="ce7" office:value-type="string" calcext:value-type="string">
            <text:p>Privilege Escalation</text:p>
          </table:table-cell>
          <table:table-cell table:style-name="ce7" office:value-type="string" calcext:value-type="string">
            <text:p>Defense Evasion</text:p>
          </table:table-cell>
          <table:table-cell table:style-name="ce7" office:value-type="string" calcext:value-type="string">
            <text:p>Credential Access</text:p>
          </table:table-cell>
          <table:table-cell table:style-name="ce7" office:value-type="string" calcext:value-type="string">
            <text:p>Discovery</text:p>
          </table:table-cell>
          <table:table-cell table:style-name="ce7" office:value-type="string" calcext:value-type="string">
            <text:p>Lateral Movement</text:p>
          </table:table-cell>
          <table:table-cell table:style-name="ce7" office:value-type="string" calcext:value-type="string">
            <text:p>Collection</text:p>
          </table:table-cell>
          <table:table-cell table:style-name="ce11" office:value-type="string" calcext:value-type="string">
            <text:p>Exfiltration</text:p>
          </table:table-cell>
          <table:table-cell table:style-name="ce7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Logon Time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ount Simultaneous Logons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, T1055</text:p>
          </table:table-cell>
          <table:table-cell office:value-type="string" calcext:value-type="string">
            <text:p>T1134, T1055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h Activity</text:p>
          </table:table-cell>
          <table:table-cell/>
          <table:table-cell office:value-type="string" calcext:value-type="string">
            <text:p>T1059, T1064, T1086</text:p>
          </table:table-cell>
          <table:table-cell/>
          <table:table-cell office:value-type="string" calcext:value-type="string">
            <text:p>T1055</text:p>
          </table:table-cell>
          <table:table-cell office:value-type="string" calcext:value-type="string">
            <text:p>T1027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ld Process Spawning</text:p>
          </table:table-cell>
          <table:table-cell/>
          <table:table-cell office:value-type="string" calcext:value-type="string">
            <text:p><text:span text:style-name="T1">T1028, T1086, T1106, </text:span>T1173, T1204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055, T1183</text:p>
          </table:table-cell>
          <table:table-cell office:value-type="string" calcext:value-type="string">
            <text:p>T1055, 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mmand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134, T1050, T1053, T1055, T1078</text:p>
          </table:table-cell>
          <table:table-cell office:value-type="string" calcext:value-type="string">
            <text:p>T1006, T1054, T1055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/>
          <table:table-cell office:value-type="string" calcext:value-type="string">
            <text:p>T1054</text:p>
          </table:table-cell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, T1055</text:p>
          </table:table-cell>
          <table:table-cell office:value-type="string" calcext:value-type="string">
            <text:p>T1014, T1038, T1055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/>
          <table:table-cell office:value-type="string" calcext:value-type="string">
            <text:p>T1046</text:p>
          </table:table-cell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/>
          <table:table-cell office:value-type="string" calcext:value-type="string">
            <text:p>T105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36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</text:p>
          </table:table-cell>
          <table:table-cell table:number-columns-repeated="2"/>
          <table:table-cell office:value-type="string" calcext:value-type="string">
            <text:p>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036, 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2"/>
          <table:table-cell office:value-type="string" calcext:value-type="string">
            <text:p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table:number-columns-repeated="2" office:value-type="string" calcext:value-type="string">
            <text:p>T1040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/Receive Ratio</text:p>
          </table:table-cell>
          <table:table-cell table:number-columns-repeated="5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<text:s/>T1103, T1179, T1182, T1197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041, T1048</text:p>
          </table:table-cell>
          <table:table-cell office:value-type="string" calcext:value-type="string">
            <text:p>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Activity by Process</text:p>
          </table:table-cell>
          <table:table-cell table:number-columns-repeated="9"/>
          <table:table-cell office:value-type="string" calcext:value-type="string">
            <text:p>T1011, T1030, T1041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Activity by System</text:p>
          </table:table-cell>
          <table:table-cell office:value-type="string" calcext:value-type="string">
            <text:p>T1200</text:p>
          </table:table-cell>
          <table:table-cell table:number-columns-repeated="5"/>
          <table:table-cell office:value-type="string" calcext:value-type="string">
            <text:p>T1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Shell Activity</text:p>
          </table:table-cell>
          <table:table-cell/>
          <table:table-cell office:value-type="string" calcext:value-type="string">
            <text:p>T1047, T1059, T1064, T1117, T1118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, T1053, T1055, T1078, T1015, T1138, T1182, T1197</text:p>
          </table:table-cell>
          <table:table-cell office:value-type="string" calcext:value-type="string">
            <text:p>T1027, T1054, T1055</text:p>
          </table:table-cell>
          <table:table-cell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cess Argument</text:p>
          </table:table-cell>
          <table:table-cell/>
          <table:table-cell office:value-type="string" calcext:value-type="string">
            <text:p>T1047, T1047, T1053, T1059, T1064, T1085, T1117, T1118, T1121, T1127, T1152, T1153, T1170, T1191, T1196, T1204, T1216, T1220, T1223</text:p>
          </table:table-cell>
          <table:table-cell office:value-type="string" calcext:value-type="string">
            <text:p>T1015, T1031, T1053, T1078, T1138, T1152, T1156, T1182, T1197</text:p>
          </table:table-cell>
          <table:table-cell office:value-type="string" calcext:value-type="string">
            <text:p><text:span text:style-name="T1">T1050, T1053, T1078, T1015, T1138, T1182, </text:span>T1197</text:p>
          </table:table-cell>
          <table:table-cell office:value-type="string" calcext:value-type="string">
            <text:p>T1054, T1064, T1078, T1085, T1117, T1118, T1121, T1127, T1152, T1170, T1191, T1196, T1216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49</text:p>
          </table:table-cell>
          <table:table-cell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<text:span text:style-name="T1">T1028, T1061, T1064, T1086,</text:span> T1127, T1151, T1152, T1204, T1218, T1220</text:p>
          </table:table-cell>
          <table:table-cell office:value-type="string" calcext:value-type="string">
            <text:p>T1004, T1023, T1034, T1138, T1152, T1156</text:p>
          </table:table-cell>
          <table:table-cell office:value-type="string" calcext:value-type="string">
            <text:p>T1134, T1138</text:p>
          </table:table-cell>
          <table:table-cell office:value-type="string" calcext:value-type="string">
            <text:p>T1064, T1127, T1151, T1152, T1218, T1220</text:p>
          </table:table-cell>
          <table:table-cell/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, T1051</text:p>
          </table:table-cell>
          <table:table-cell office:value-type="string" calcext:value-type="string">
            <text:p>T1039</text:p>
          </table:table-cell>
          <table:table-cell office:value-type="string" calcext:value-type="string">
            <text:p>T1002, T1022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2"/>
          <table:table-cell office:value-type="string" calcext:value-type="string">
            <text:p>T1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T1189, 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med Pipe Crea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onnec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1051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22:45:37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6-12T23:00:24.746000000</dc:date>
    <meta:editing-duration>P15DT14H29M39S</meta:editing-duration>
    <meta:editing-cycles>369</meta:editing-cycles>
    <meta:generator>LibreOffice/6.2.4.2$Windows_X86_64 LibreOffice_project/2412653d852ce75f65fbfa83fb7e7b669a126d64</meta:generator>
    <meta:document-statistic meta:table-count="2" meta:cell-count="312" meta:object-count="0"/>
  </office:meta>
</office:document-meta>
</file>